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5bc" officeooo:paragraph-rsid="001d85bc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d85bc" officeooo:paragraph-rsid="001d85bc"/>
    </style:style>
    <style:style style:name="P3" style:family="paragraph" style:parent-style-name="Standard">
      <style:text-properties officeooo:rsid="001dc48d" officeooo:paragraph-rsid="001dc48d"/>
    </style:style>
    <style:style style:name="P4" style:family="paragraph" style:parent-style-name="Standard">
      <style:text-properties officeooo:rsid="001f5dfe" officeooo:paragraph-rsid="001f5dfe"/>
    </style:style>
    <style:style style:name="P5" style:family="paragraph" style:parent-style-name="Standard">
      <style:text-properties fo:font-size="16pt" fo:font-weight="bold" officeooo:rsid="002032bb" officeooo:paragraph-rsid="002032b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3267d" officeooo:paragraph-rsid="0026e70c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  <style:text-properties fo:font-size="16pt" fo:font-weight="bold" officeooo:rsid="0023267d" officeooo:paragraph-rsid="0026e70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d85bc" officeooo:paragraph-rsid="001d85bc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23267d" officeooo:paragraph-rsid="0023267d"/>
    </style:style>
    <style:style style:name="P10" style:family="paragraph" style:parent-style-name="Standard">
      <style:text-properties officeooo:rsid="00232caa" officeooo:paragraph-rsid="00232caa"/>
    </style:style>
    <style:style style:name="P11" style:family="paragraph" style:parent-style-name="Standard">
      <style:text-properties officeooo:rsid="00244a23" officeooo:paragraph-rsid="00244a23"/>
    </style:style>
    <style:style style:name="P12" style:family="paragraph" style:parent-style-name="Standard">
      <style:text-properties fo:color="#2a6099" loext:opacity="100%" officeooo:rsid="0023267d" officeooo:paragraph-rsid="0023267d"/>
    </style:style>
    <style:style style:name="P13" style:family="paragraph" style:parent-style-name="Standard">
      <style:text-properties fo:color="#666666" loext:opacity="100%" officeooo:rsid="001dc48d" officeooo:paragraph-rsid="001dc48d"/>
    </style:style>
    <style:style style:name="P14" style:family="paragraph" style:parent-style-name="Standard">
      <style:text-properties fo:color="#666666" loext:opacity="100%" officeooo:rsid="001d85bc" officeooo:paragraph-rsid="001d85bc"/>
    </style:style>
    <style:style style:name="P15" style:family="paragraph" style:parent-style-name="Standard">
      <style:text-properties fo:color="#666666" loext:opacity="100%" officeooo:rsid="001d85bc" officeooo:paragraph-rsid="001dc48d"/>
    </style:style>
    <style:style style:name="P16" style:family="paragraph" style:parent-style-name="Standard">
      <style:text-properties fo:color="#666666" loext:opacity="100%" officeooo:rsid="001f5dfe" officeooo:paragraph-rsid="001f5dfe"/>
    </style:style>
    <style:style style:name="P17" style:family="paragraph" style:parent-style-name="Standard">
      <style:text-properties fo:color="#666666" loext:opacity="100%" officeooo:rsid="00244a23" officeooo:paragraph-rsid="00244a23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officeooo:paragraph-rsid="00279c6e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officeooo:rsid="001d85bc" officeooo:paragraph-rsid="001d85bc"/>
    </style:style>
    <style:style style:name="P20" style:family="paragraph" style:parent-style-name="Standard">
      <style:text-properties officeooo:rsid="0023267d" officeooo:paragraph-rsid="0023267d"/>
    </style:style>
    <style:style style:name="P21" style:family="paragraph" style:parent-style-name="Standard">
      <style:text-properties officeooo:rsid="002b297d" officeooo:paragraph-rsid="002b297d"/>
    </style:style>
    <style:style style:name="T1" style:family="text">
      <style:text-properties officeooo:rsid="001f5dfe"/>
    </style:style>
    <style:style style:name="T2" style:family="text">
      <style:text-properties officeooo:rsid="002412b7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officeooo:rsid="001f5dfe"/>
    </style:style>
    <style:style style:name="T5" style:family="text">
      <style:text-properties officeooo:rsid="00279c6e"/>
    </style:style>
    <style:style style:name="T6" style:family="text">
      <style:text-properties fo:color="#000000" loext:opacity="100%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7" style:family="text">
      <style:text-properties officeooo:rsid="001d85bc"/>
    </style:style>
    <style:style style:name="T8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9" style:family="text">
      <style:text-properties fo:font-weight="bold" officeooo:rsid="00279c6e" style:font-weight-asian="bold" style:font-weight-complex="bold"/>
    </style:style>
    <style:style style:name="T10" style:family="text">
      <style:text-properties officeooo:rsid="00298f9b"/>
    </style:style>
    <style:style style:name="T11" style:family="text">
      <style:text-properties officeooo:rsid="002c734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mo rodar o SisBanco</text:p>
      <text:p text:style-name="P1"/>
      <text:p text:style-name="P1">Navegue até a pasta raiz do projeto e verifique se há um arquivo chamado docker-compose.yml. Então execute o seguinte comando:</text:p>
      <text:p text:style-name="P1"/>
      <text:p text:style-name="P14">docker-compose up keycloak-db sisbanco-kernel-db sisbanco-historico-db sisbanco-cache-db keycloak rabbitmq</text:p>
      <text:p text:style-name="P1"/>
      <text:p text:style-name="P1"/>
      <text:p text:style-name="P5"><text:tab/>Configuranto o Keycloak</text:p>
      <text:p text:style-name="P1"/>
      <text:p text:style-name="P1">Após isto, abra o keycloak pelo navegador com a seguinte URL:</text:p>
      <text:p text:style-name="P2"/>
      <text:p text:style-name="P1"><text:tab/><text:a xlink:type="simple" xlink:href="https://localhost:8443/" text:style-name="Internet_20_link" text:visited-style-name="Visited_20_Internet_20_Link">https://localhost:8443</text:a></text:p>
      <text:p text:style-name="P1"/>
      <text:p text:style-name="P1">Feito isto, acesse o login de administrador e informe as seguintes credenciais:</text:p>
      <text:p text:style-name="P1"/>
      <text:p text:style-name="P1"><text:tab/><text:span text:style-name="T3">User: admin</text:span></text:p>
      <text:p text:style-name="P14"><text:tab/>Password: admin</text:p>
      <text:p text:style-name="P1"/>
      <text:p text:style-name="P1">Quando mostrada a tela do keycloak, crie um novo realm com o nome:</text:p>
      <text:p text:style-name="P1"/>
      <text:p text:style-name="P1"><text:tab/><text:span text:style-name="T3">sisbanco</text:span></text:p>
      <text:p text:style-name="P1"/>
      <text:list xml:id="list3302363309" text:style-name="L1">
        <text:list-item>
          <text:p text:style-name="P19"><text:tab/><text:span text:style-name="T5">Agora vá em </text:span><text:span text:style-name="T9">“realm settings”</text:span><text:span text:style-name="T5"> → </text:span><text:span text:style-name="T9">“keys”</text:span><text:span text:style-name="T5"> e pegue a chave publica no formato </text:span><text:span text:style-name="T9">RSA256</text:span><text:span text:style-name="T5">.</text:span></text:p>
        </text:list-item>
        <text:list-item>
          <text:p text:style-name="P18"><text:span text:style-name="T7"><text:tab/></text:span><text:span text:style-name="T5">Copie a chave e cole na propriedade “</text:span><text:span text:style-name="T6">config.keycloak.app.realm.public_key</text:span><text:span text:style-name="T5">” do arquivo de propriedades do projeto </text:span><text:span text:style-name="T9">“sisbanco-auth”</text:span><text:span text:style-name="T5">.</text:span></text:p>
        </text:list-item>
        <text:list-item>
          <text:p text:style-name="P18"><text:tab/><text:span text:style-name="T5">Faça o mesmo no arquivo </text:span><text:span text:style-name="T9">“docker-compose.yml”</text:span><text:span text:style-name="T5"> do diretório raiz. Procure pelo service: </text:span><text:span text:style-name="T9">“sisbanco-auth”</text:span><text:span text:style-name="T5"> e cole </text:span><text:span text:style-name="T10">a chave</text:span><text:span text:style-name="T5"> na propriedade: </text:span><text:span text:style-name="T8">KEYCLOAK_APP_REALM_PUBLIC_KEY</text:span><text:span text:style-name="T7"><text:tab/></text:span></text:p>
        </text:list-item>
      </text:list>
      <text:p text:style-name="P1"/>
      <text:p text:style-name="P1">Após isto, selecione o realm criado e crie um client com o nome:</text:p>
      <text:p text:style-name="P1"/>
      <text:p text:style-name="P1"><text:tab/><text:span text:style-name="T3">sisbanco-app</text:span></text:p>
      <text:p text:style-name="P1"/>
      <text:p text:style-name="P1">Em roles, crie os seguintes papeis:</text:p>
      <text:p text:style-name="P1"/>
      <text:p text:style-name="P1"><text:tab/><text:span text:style-name="T3">userCreateWRITE</text:span></text:p>
      <text:p text:style-name="P14"><text:tab/>userDELETE</text:p>
      <text:p text:style-name="P14"><text:tab/>contaWRITE</text:p>
      <text:p text:style-name="P14"><text:tab/>contaREAD</text:p>
      <text:p text:style-name="P14"><text:tab/>contaDELETE</text:p>
      <text:p text:style-name="P14"><text:tab/>contaDonoWRITE</text:p>
      <text:p text:style-name="P13"><text:tab/>contaDonoREAD</text:p>
      <text:p text:style-name="P14"><text:tab/>contaDonoDELETE</text:p>
      <text:p text:style-name="P14"><text:tab/>cacheOperacoesPendentesALL</text:p>
      <text:p text:style-name="P14"><text:tab/>historicoTransacoesREAD</text:p>
      <text:p text:style-name="P1"/>
      <text:p text:style-name="P1">Feito isto, crie um grupo com o nome: </text:p>
      <text:p text:style-name="P1"/>
      <text:p text:style-name="P1">cliente</text:p>
      <text:p text:style-name="P1"><text:soft-page-break/></text:p>
      <text:p text:style-name="P1">E vincule os seguintes papeis:</text:p>
      <text:p text:style-name="P1"/>
      <text:p text:style-name="P1"><text:tab/><text:span text:style-name="T3">contaDonoWRITE</text:span></text:p>
      <text:p text:style-name="P13"><text:tab/>contaDonoREAD</text:p>
      <text:p text:style-name="P14"><text:tab/>contaDonoDELETE</text:p>
      <text:p text:style-name="P1"/>
      <text:p text:style-name="P3"/>
      <text:p text:style-name="P3"/>
      <text:p text:style-name="P3"/>
      <text:p text:style-name="P3"/>
      <text:p text:style-name="P3">Agora crie um grupo com o nome:</text:p>
      <text:p text:style-name="P3"/>
      <text:p text:style-name="P3"><text:tab/><text:span text:style-name="T3">funcionario</text:span></text:p>
      <text:p text:style-name="P3"/>
      <text:p text:style-name="P3">E vincule os seguintes papeis:</text:p>
      <text:p text:style-name="P3"/>
      <text:p text:style-name="P3"><text:tab/><text:span text:style-name="T3">contaREAD</text:span></text:p>
      <text:p text:style-name="P13"><text:tab/>contaWRITE</text:p>
      <text:p text:style-name="P13"><text:tab/>contaDELETE</text:p>
      <text:p text:style-name="P15"><text:tab/>userCreateWRITE</text:p>
      <text:p text:style-name="P15"><text:tab/>cacheOperacoesPendentesALL</text:p>
      <text:p text:style-name="P15"><text:tab/>historicoTransacoesREAD</text:p>
      <text:p text:style-name="P1"/>
      <text:p text:style-name="P1">Agora crie um usuário com as credenciais:</text:p>
      <text:p text:style-name="P1"/>
      <text:p text:style-name="P1"><text:tab/><text:span text:style-name="T3">User: </text:span><text:span text:style-name="T4">cliente</text:span></text:p>
      <text:p text:style-name="P14"><text:tab/>Senha: <text:span text:style-name="T1">cliente</text:span></text:p>
      <text:p text:style-name="P16"><text:tab/>Grupo: cliente</text:p>
      <text:p text:style-name="P4"/>
      <text:p text:style-name="P4">Depois crie outro funcionario com as credenciais:</text:p>
      <text:p text:style-name="P4"/>
      <text:p text:style-name="P4"><text:tab/><text:span text:style-name="T3">User: funcionario</text:span></text:p>
      <text:p text:style-name="P16"><text:tab/>Senha: funcionario</text:p>
      <text:p text:style-name="P16"><text:tab/>Grupo: funcionario</text:p>
      <text:p text:style-name="P4"/>
      <text:p text:style-name="P4"/>
      <text:p text:style-name="P4"/>
      <text:p text:style-name="P6"><text:tab/></text:p>
      <text:p text:style-name="P7">Configurando o RabbitMQ</text:p>
      <text:p text:style-name="P9"/>
      <text:p text:style-name="P10">Acesse o rabbitmq pelo seguinte endereço:</text:p>
      <text:p text:style-name="P10"/>
      <text:p text:style-name="P10"><text:tab/><text:a xlink:type="simple" xlink:href="http://localhost:15672/" text:style-name="Internet_20_link" text:visited-style-name="Visited_20_Internet_20_Link">http://localhost:15672</text:a></text:p>
      <text:p text:style-name="P10"/>
      <text:p text:style-name="P11">Entre com as credenciais:</text:p>
      <text:p text:style-name="P11"/>
      <text:p text:style-name="P11"><text:tab/><text:span text:style-name="T3">User: admin</text:span></text:p>
      <text:p text:style-name="P17"><text:tab/>Senha: admin</text:p>
      <text:p text:style-name="P12"/>
      <text:p text:style-name="P9"><text:span text:style-name="T2">Agore, c</text:span>rie uma queue com o nome:</text:p>
      <text:p text:style-name="P9"/>
      <text:p text:style-name="P9"><text:tab/><text:span text:style-name="T3">transacoes-queue</text:span></text:p>
      <text:p text:style-name="P9"/>
      <text:p text:style-name="P21"><text:tab/>E tipo: <text:tab/><text:span text:style-name="T3">quorum</text:span></text:p>
      <text:p text:style-name="P9"/>
      <text:p text:style-name="P9">Crie uma exchange com o nome:</text:p>
      <text:p text:style-name="P9"/>
      <text:p text:style-name="P9"><text:tab/><text:span text:style-name="T3">transacoes-exchange</text:span></text:p>
      <text:p text:style-name="P9"/>
      <text:p text:style-name="P9">Crie uma routing-key <text:span text:style-name="T11">vinculando a queue a exchange, com </text:span>o nome:</text:p>
      <text:p text:style-name="P9"/>
      <text:p text:style-name="P9"><text:tab/><text:span text:style-name="T3">transacoes-routing-ke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53:10.127138443</meta:creation-date>
    <dc:date>2024-01-05T19:55:40.562878463</dc:date>
    <meta:editing-duration>PT23M2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64" meta:word-count="270" meta:character-count="2011" meta:non-whitespace-character-count="1761"/>
  </office:meta>
</office:document-meta>
</file>